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0.598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0.626cm"/>
    </style:style>
    <style:style style:name="co6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0.871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1.334cm"/>
    </style:style>
    <style:style style:name="co10" style:family="table-column">
      <style:table-column-properties fo:break-before="auto" style:column-width="1.252cm"/>
    </style:style>
    <style:style style:name="co11" style:family="table-column">
      <style:table-column-properties fo:break-before="auto" style:column-width="1.279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05cm"/>
    </style:style>
    <style:style style:name="co15" style:family="table-column">
      <style:table-column-properties fo:break-before="auto" style:column-width="1.579cm"/>
    </style:style>
    <style:style style:name="co16" style:family="table-column">
      <style:table-column-properties fo:break-before="auto" style:column-width="1.415cm"/>
    </style:style>
    <style:style style:name="co17" style:family="table-column">
      <style:table-column-properties fo:break-before="auto" style:column-width="1.034cm"/>
    </style:style>
    <style:style style:name="co18" style:family="table-column">
      <style:table-column-properties fo:break-before="auto" style:column-width="0.965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866cm"/>
    </style:style>
    <style:style style:name="co21" style:family="table-column">
      <style:table-column-properties fo:break-before="auto" style:column-width="1.461cm"/>
    </style:style>
    <style:style style:name="co22" style:family="table-column">
      <style:table-column-properties fo:break-before="auto" style:column-width="0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ff"/>
    </style:style>
    <style:style style:name="ce5" style:family="table-cell" style:parent-style-name="Default">
      <style:table-cell-properties fo:background-color="#66ff00"/>
    </style:style>
    <style:style style:name="ce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99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office:value-type="string" calcext:value-type="string">
            <text:p>&lt;image&gt;</text:p>
          </table:table-cell>
          <table:table-cell office:value-type="string" calcext:value-type="string">
            <text:p>&lt;Image/&gt;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Wave Positions Spac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S0</text:p>
          </table:table-cell>
          <table:table-cell table:style-name="ce4"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.14" calcext:value-type="float">
            <text:p>13,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body&gt;</text:p>
          </table:table-cell>
          <table:table-cell office:value-type="string" calcext:value-type="string">
            <text:p>&lt;line/&gt;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&lt;line/&gt;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/body&gt;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Android TextView Positions Space</text:p>
          </table:table-cell>
          <table:table-cell table:style-name="ce5" table:number-columns-repeated="1023"/>
        </table:table-row>
        <table:table-row table:style-name="ro1">
          <table:table-cell table:style-name="ce1" office:value-type="string" calcext:value-type="string">
            <text:p>AS0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\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.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TAG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A</text:p>
          </table:table-cell>
          <table:table-cell table:number-columns-repeated="2"/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SpanD</text:p>
          </table:table-cell>
          <table:table-cell table:style-name="ce1" office:value-type="string" calcext:value-type="string">
            <text:p>SpanV</text:p>
          </table:table-cell>
          <table:table-cell table:number-columns-repeated="10"/>
          <table:table-cell table:style-name="ce1" office:value-type="string" calcext:value-type="string">
            <text:p>W=0</text:p>
          </table:table-cell>
          <table:table-cell table:style-name="ce1" office:value-type="string" calcext:value-type="string">
            <text:p>A=-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W=0</text:p>
          </table:table-cell>
          <table:table-cell office:value-type="string" calcext:value-type="string">
            <text:p>A=-1</text:p>
          </table:table-cell>
          <table:table-cell office:value-type="string" calcext:value-type="string">
            <text:p>W=1</text:p>
          </table:table-cell>
          <table:table-cell office:value-type="string" calcext:value-type="string">
            <text:p>A=-1</text:p>
          </table:table-cell>
          <table:table-cell/>
          <table:table-cell office:value-type="string" calcext:value-type="string">
            <text:p>TAG NO TEXT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W=1</text:p>
          </table:table-cell>
          <table:table-cell office:value-type="string" calcext:value-type="string">
            <text:p>A=-1</text:p>
          </table:table-cell>
          <table:table-cell office:value-type="string" calcext:value-type="string">
            <text:p>W=2</text:p>
          </table:table-cell>
          <table:table-cell office:value-type="string" calcext:value-type="string">
            <text:p>A=-1</text:p>
          </table:table-cell>
          <table:table-cell/>
          <table:table-cell office:value-type="string" calcext:value-type="string">
            <text:p>TAG NO TEXT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line/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ine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W=2</text:p>
          </table:table-cell>
          <table:table-cell office:value-type="string" calcext:value-type="string">
            <text:p>A=0</text:p>
          </table:table-cell>
          <table:table-cell office:value-type="string" calcext:value-type="string">
            <text:p>W=3</text:p>
          </table:table-cell>
          <table:table-cell office:value-type="string" calcext:value-type="string">
            <text:p>(before) A=0</text:p>
          </table:table-cell>
          <table:table-cell/>
          <table:table-cell office:value-type="string" calcext:value-type="string">
            <text:p>TAG IS TEXT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ody/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W=3+10 (length)</text:p>
          </table:table-cell>
          <table:table-cell office:value-type="string" calcext:value-type="string">
            <text:p>A=0+10</text:p>
          </table:table-cell>
          <table:table-cell/>
          <table:table-cell office:value-type="string" calcext:value-type="string">
            <text:p>TEXT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line/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5"/>
          <table:table-cell office:value-type="string" calcext:value-type="string">
            <text:p>W=13</text:p>
          </table:table-cell>
          <table:table-cell office:value-type="string" calcext:value-type="string">
            <text:p>A=10</text:p>
          </table:table-cell>
          <table:table-cell office:value-type="string" calcext:value-type="string">
            <text:p>W=14</text:p>
          </table:table-cell>
          <table:table-cell office:value-type="string" calcext:value-type="string">
            <text:p>A=10</text:p>
          </table:table-cell>
          <table:table-cell/>
          <table:table-cell office:value-type="string" calcext:value-type="string">
            <text:p>TAG NO TEXT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body/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5"/>
          <table:table-cell office:value-type="string" calcext:value-type="string">
            <text:p>W=14</text:p>
          </table:table-cell>
          <table:table-cell office:value-type="string" calcext:value-type="string">
            <text:p>A=11</text:p>
          </table:table-cell>
          <table:table-cell office:value-type="string" calcext:value-type="string">
            <text:p>W=15</text:p>
          </table:table-cell>
          <table:table-cell office:value-type="string" calcext:value-type="string">
            <text:p>(before) A=11</text:p>
          </table:table-cell>
          <table:table-cell/>
          <table:table-cell office:value-type="string" calcext:value-type="string">
            <text:p>TAG IS TEXT</text:p>
          </table:table-cell>
          <table:table-cell table:number-columns-repeated="999"/>
        </table:table-row>
        <table:table-row table:style-name="ro1"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sert “ shoes” in WS0 at 13 =&gt; Insert “ shoes” in AS0 at 1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Pos = 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os = WPos – num(Tag) / Wpos(Tag) &lt; Wpos and Tag is not visible <text:s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lete 5 chars (Mundo) at Wpos 8 =&gt; Delete 5 Chars at Apos 6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WS1</text:p>
          </table:table-cell>
          <table:table-cell table:style-name="ce4"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-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body&gt;</text:p>
          </table:table-cell>
          <table:table-cell office:value-type="string" calcext:value-type="string">
            <text:p>&lt;line/&gt;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lt;line/&gt;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/body&gt;</text:p>
          </table:table-cell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Android TextView Positions Space</text:p>
          </table:table-cell>
          <table:table-cell table:style-name="ce5" table:number-columns-repeated="1023"/>
        </table:table-row>
        <table:table-row table:style-name="ro1">
          <table:table-cell table:style-name="ce1" office:value-type="string" calcext:value-type="string">
            <text:p>AS1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\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.</text:p>
          </table:table-cell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a todo Tag / Wpos(Tag) &gt;= Wpos =&gt; Wpos(tag) += Length(text) and Apos(tag) += length(text)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TAG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ine/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ine/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dy/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Insert “ shoes” in AS0 at 11 =&gt; Insert “ shoes” in WS0 at 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os = 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Pos = Apos + num(Tag) / <text:s/>Apos(Tag) &lt; Apos and Apos is not part of tag self-end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lete 5 chars (Mundo) at Apos 6 =&gt; Delete 5 Chars at Wpos 8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WS</text:p>
          </table:table-cell>
          <table:table-cell table:style-name="ce4"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-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lt;body&gt;</text:p>
          </table:table-cell>
          <table:table-cell office:value-type="string" calcext:value-type="string">
            <text:p>&lt;line/&gt;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lt;b&gt;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&lt;b/&gt;</text:p>
          </table:table-cell>
          <table:table-cell office:value-type="string" calcext:value-type="string">
            <text:p>&lt;line/&gt;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/body&gt;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ndroid TextView Positions Space</text:p>
          </table:table-cell>
          <table:table-cell table:style-name="ce5" table:number-columns-repeated="1023"/>
        </table:table-row>
        <table:table-row table:style-name="ro1">
          <table:table-cell table:style-name="ce1" office:value-type="string" calcext:value-type="string">
            <text:p>AS0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\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TAG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ine/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/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ine/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dy/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sert “TOC” at Wpos = 10</text:p>
          </table:table-cell>
          <table:table-cell table:number-columns-repeated="1023"/>
        </table:table-row>
      </table:table>
      <table:table table:name="Sheet2" table:style-name="ta1"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number-columns-repeated="19" table:default-cell-style-name="Default"/>
        <table:table-column table:style-name="co18" table:number-columns-repeated="9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5" table:default-cell-style-name="Default"/>
        <table:table-row table:style-name="ro1" table:number-rows-repeated="5">
          <table:table-cell table:number-columns-repeated="40"/>
        </table:table-row>
        <table:table-row table:style-name="ro2">
          <table:table-cell office:value-type="string" calcext:value-type="string">
            <text:p>06-11 05:48:53.504: D/WaveDocEditorBinder(2117): Doc: &lt;body&gt;&lt;line/&gt;This is just a punk-rock song. &lt;/body&gt;</text:p>
            <text:p/>
          </table:table-cell>
          <table:table-cell table:number-columns-repeated="39"/>
        </table:table-row>
        <table:table-row table:style-name="ro1">
          <table:table-cell table:number-columns-repeated="40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string" calcext:value-type="string">
            <text:p>&lt;body&gt;</text:p>
          </table:table-cell>
          <table:table-cell table:style-name="ce1" office:value-type="string" calcext:value-type="string">
            <text:p>&lt;line&gt;</text:p>
          </table:table-cell>
          <table:table-cell table:style-name="ce1" office:value-type="string" calcext:value-type="string">
            <text:p>&lt;/line&gt;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</text:p>
          </table:table-cell>
          <table:table-cell table:style-name="ce1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</text:p>
          </table:table-cell>
          <table:table-cell table:style-name="ce1"/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.</text:p>
          </table:table-cell>
          <table:table-cell table:style-name="ce1"/>
          <table:table-cell table:style-name="ce1" office:value-type="string" calcext:value-type="string">
            <text:p>&lt;body/&gt;</text:p>
          </table:table-cell>
          <table:table-cell table:number-columns-repeated="5"/>
        </table:table-row>
        <table:table-row table:style-name="ro1" table:number-rows-repeated="7">
          <table:table-cell table:number-columns-repeated="40"/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\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</text:p>
          </table:table-cell>
          <table:table-cell table:style-name="ce1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</text:p>
          </table:table-cell>
          <table:table-cell table:style-name="ce1"/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 style:data-style-name="N2" text:time-value="11:48:16.264783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1:17:24.200457814</meta:creation-date>
    <dc:date>2015-06-11T17:40:31.959593852</dc:date>
    <meta:editing-duration>PT1H51M6S</meta:editing-duration>
    <meta:editing-cycles>5</meta:editing-cycles>
    <meta:generator>LibreOffice/4.2.6.3$Linux_X86_64 LibreOffice_project/420m0$Build-3</meta:generator>
    <meta:document-statistic meta:table-count="2" meta:cell-count="521" meta:object-count="0"/>
  </office:meta>
</office:document-meta>
</file>